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intAnnotationVisitor.printMethods( ClassDeclaration 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intAnnotationVisitor.printClassDeclaration( ClassDeclaration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intAnnotationVisitor.printAnnotationTypeElementDeclaration( AnnotationTypeElementDeclaration 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intAnnotationVisitor.printAnnotationTypeDeclaration( AnnotationTypeDeclaration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tAnnotationVisitor.pri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intAnnotationVisitor.printAnnotationMirrors( Collection &lt; AnnotationMirror &gt; mirro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rintAnnotationVisitor.printMethodDeclaration( MethodDeclaration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